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T3" style:parent-style-name="DefaultParagraphFont" style:family="text">
      <style:text-properties fo:color="#FF0000"/>
    </style:style>
    <style:style style:name="T4" style:parent-style-name="DefaultParagraphFont" style:family="text">
      <style:text-properties fo:color="#FF0000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color="#FF0000"/>
    </style:style>
    <style:style style:name="T7" style:parent-style-name="DefaultParagraphFont" style:family="text">
      <style:text-properties fo:color="#FF0000"/>
    </style:style>
    <style:style style:name="T8" style:parent-style-name="DefaultParagraphFont" style:family="text">
      <style:text-properties fo:color="#FF0000"/>
    </style:style>
    <style:style style:name="T9" style:parent-style-name="DefaultParagraphFont" style:family="text">
      <style:text-properties fo:color="#FF0000"/>
    </style:style>
    <style:style style:name="T10" style:parent-style-name="DefaultParagraphFont" style:family="text">
      <style:text-properties fo:color="#FF0000"/>
    </style:style>
    <style:style style:name="T1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y<text:s/>linear<text:s/>regression analysis showed that<text:s/>the absolute cumulative intensity among<text:s/>all<text:s/>variables within each<text:s/>dataset showed the most variation<text:s/>(<text:span text:style-name="T2">Ins</text:span><text:span text:style-name="T3">ert the linear regression stats here, The f value etc.</text:span>). The cumulative intensity acts as absolute magnitude rather than<text:s/>relative<text:s/>seasonal<text:s/>climatology<text:s/><text:span text:style-name="T4">(Does this need a reference?)</text:span>. When looking at the results for the data obtained from the OISST dataset it is evident that R^2 values are highest at greater<text:s/>distances<text:s/>from the coastline for each of the sites except for Port Nolloth.<text:s/>For examples,<text:s/>Lamberts Bay<text:s/>had<text:s/>an<text:s/>R^2 value of 5.47<text:s/><text:span text:style-name="T5">(This makes no sense, R^2 values are between 0 and 1</text:span><text:span text:style-name="T6">, are you reporting the correct thing?<text:s/></text:span><text:span text:style-name="T7">)</text:span><text:s/>at a distance of 10000km<text:s/>but only an R^2 value of -8.76<text:s/>at<text:s/>50000km. Similar trends were apparent for Saldanha Bay (R^2<text:s/>-3.28 at 10000 km and -12.42 at 50000 km) and Sea Point (R^2 <text:s/>= -8.77 at 10000 km)<text:s/><text:span text:style-name="T8">Do</text:span><text:span text:style-name="T9">u</text:span><text:span text:style-name="T10">ble check if these distances are correct</text:span></text:p>
      <text:p text:style-name="Standard"/>
      <text:p text:style-name="Standard">The CMC remotely sensed sea surface temperature dataset had higher<text:s/>R^2 values<text:s/>compared to the<text:s/>OISST dataset. Most of the sites within<text:s/>CMC<text:s/>dataset<text:s/>had<text:s/>greater<text:s/>R^2<text:s/>values<text:s/>at<text:s/>distances<text:s/>furthest<text:s/>from the coastline.<text:s/>Here,<text:s/>Lamberts Bay<text:s/>had<text:s/>R^2 value of -26.30<text:s/>-31.77 for 10000km and 50000km respectively.<text:s/>Similarly, Port Nolloth<text:s/>had<text:s/>R^2 values<text:s/>of -15.34 at 10000km and -20.45 at 50000km. Saldanha Bay however<text:s/>presented<text:s/>its lowest value of -24.84 at 10000km and highest R^2 value of -46.39 at 40000km and also the highest value among<text:s/>all of the sites. Additionally, Sea Point<text:s/>displayed<text:s/>similar patterns with the lowest value occurring at a distance of 10000km from the coastline and its highest R^2 value of -38.35 occurring at a<text:s/>distance of 40000km from the coastline.</text:p>
      <text:p text:style-name="Standard"/>
      <text:p text:style-name="Standard">Lastly,<text:s/>the SACTN<text:s/><text:span text:style-name="T11">in situ</text:span><text:s/>collected SST data collected directly at the coastline<text:s/>had<text:s/>variable R^2 values. Lamberts Bay<text:s/>had<text:s/>an<text:s/>R^2 value of -1.46. Port Nolloth, representing the second highest value of -3.65. Saldanha Bay representing an R^2 value of -2.56 and the highest R^2 value of -10.96 occurring at Sea Poi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dy</dc:creator>
    <meta:creation-date>2019-10-07T19:31:00Z</meta:creation-date>
    <dc:date>2019-10-07T19:09:00Z</dc:date>
    <meta:template xlink:href="Normal" xlink:type="simple"/>
    <meta:editing-cycles>6</meta:editing-cycles>
    <meta:editing-duration>PT1440S</meta:editing-duration>
    <meta:document-statistic meta:page-count="1" meta:paragraph-count="3" meta:word-count="298" meta:character-count="1999" meta:row-count="14" meta:non-whitespace-character-count="1704"/>
  </office:meta>
</office:document-meta>
</file>